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7978" officeooo:paragraph-rsid="00127978"/>
    </style:style>
    <style:style style:name="P2" style:family="paragraph" style:parent-style-name="Standard">
      <style:text-properties fo:font-weight="bold" officeooo:rsid="00127978" officeooo:paragraph-rsid="00127978" style:font-weight-asian="bold" style:font-weight-complex="bold"/>
    </style:style>
    <style:style style:name="P3" style:family="paragraph" style:parent-style-name="Standard">
      <style:text-properties fo:font-weight="bold" officeooo:rsid="0012fbbc" officeooo:paragraph-rsid="0012fbbc" style:font-weight-asian="bold" style:font-weight-complex="bold"/>
    </style:style>
    <style:style style:name="P4" style:family="paragraph" style:parent-style-name="Standard">
      <style:text-properties fo:font-weight="bold" officeooo:rsid="0013fc5d" officeooo:paragraph-rsid="0013fc5d" style:font-weight-asian="bold" style:font-weight-complex="bold"/>
    </style:style>
    <style:style style:name="P5" style:family="paragraph" style:parent-style-name="Standard">
      <style:text-properties fo:font-weight="bold" officeooo:rsid="00177f5e" officeooo:paragraph-rsid="00177f5e" style:font-weight-asian="bold" style:font-weight-complex="bold"/>
    </style:style>
    <style:style style:name="P6" style:family="paragraph" style:parent-style-name="Standard">
      <style:text-properties fo:font-weight="bold" officeooo:rsid="0019c8ce" officeooo:paragraph-rsid="0019c8ce" style:font-weight-asian="bold" style:font-weight-complex="bold"/>
    </style:style>
    <style:style style:name="P7" style:family="paragraph" style:parent-style-name="Standard">
      <style:text-properties fo:font-weight="bold" officeooo:rsid="001d90ff" officeooo:paragraph-rsid="001d90ff" style:font-weight-asian="bold" style:font-weight-complex="bold"/>
    </style:style>
    <style:style style:name="P8" style:family="paragraph" style:parent-style-name="Standard">
      <style:text-properties fo:font-weight="bold" officeooo:rsid="001ed75d" officeooo:paragraph-rsid="001ed75d" style:font-weight-asian="bold" style:font-weight-complex="bold"/>
    </style:style>
    <style:style style:name="P9" style:family="paragraph" style:parent-style-name="Standard">
      <style:text-properties fo:font-weight="bold" officeooo:rsid="001f1217" officeooo:paragraph-rsid="001f1217" style:font-weight-asian="bold" style:font-weight-complex="bold"/>
    </style:style>
    <style:style style:name="P10" style:family="paragraph" style:parent-style-name="Standard">
      <style:text-properties fo:font-weight="bold" officeooo:rsid="00216c7f" officeooo:paragraph-rsid="00216c7f" style:font-weight-asian="bold" style:font-weight-complex="bold"/>
    </style:style>
    <style:style style:name="P11" style:family="paragraph" style:parent-style-name="Standard">
      <style:text-properties fo:font-weight="bold" officeooo:rsid="0021f575" officeooo:paragraph-rsid="0021f575" style:font-weight-asian="bold" style:font-weight-complex="bold"/>
    </style:style>
    <style:style style:name="P12" style:family="paragraph" style:parent-style-name="Standard">
      <style:text-properties fo:font-weight="bold" officeooo:rsid="0023a729" officeooo:paragraph-rsid="0023a729" style:font-weight-asian="bold" style:font-weight-complex="bold"/>
    </style:style>
    <style:style style:name="P13" style:family="paragraph" style:parent-style-name="Standard">
      <style:text-properties fo:font-weight="bold" officeooo:rsid="0023e6b7" officeooo:paragraph-rsid="0023e6b7" style:font-weight-asian="bold" style:font-weight-complex="bold"/>
    </style:style>
    <style:style style:name="P14" style:family="paragraph" style:parent-style-name="Standard">
      <style:text-properties fo:font-weight="bold" officeooo:rsid="0025b301" officeooo:paragraph-rsid="0025b301" style:font-weight-asian="bold" style:font-weight-complex="bold"/>
    </style:style>
    <style:style style:name="P15" style:family="paragraph" style:parent-style-name="Standard">
      <style:text-properties fo:font-weight="bold" officeooo:rsid="0027177c" officeooo:paragraph-rsid="0027177c" style:font-weight-asian="bold" style:font-weight-complex="bold"/>
    </style:style>
    <style:style style:name="P16" style:family="paragraph" style:parent-style-name="Standard">
      <style:text-properties fo:font-weight="bold" officeooo:rsid="002a4d51" officeooo:paragraph-rsid="002a4d51" style:font-weight-asian="bold" style:font-weight-complex="bold"/>
    </style:style>
    <style:style style:name="P17" style:family="paragraph" style:parent-style-name="Standard">
      <style:text-properties fo:font-weight="bold" officeooo:rsid="00304639" officeooo:paragraph-rsid="00304639" style:font-weight-asian="bold" style:font-weight-complex="bold"/>
    </style:style>
    <style:style style:name="P18" style:family="paragraph" style:parent-style-name="Standard">
      <style:text-properties fo:font-weight="bold" officeooo:rsid="0033943b" officeooo:paragraph-rsid="0033943b" style:font-weight-asian="bold" style:font-weight-complex="bold"/>
    </style:style>
    <style:style style:name="P19" style:family="paragraph" style:parent-style-name="Standard">
      <style:text-properties fo:font-weight="bold" officeooo:rsid="00355294" officeooo:paragraph-rsid="00355294" style:font-weight-asian="bold" style:font-weight-complex="bold"/>
    </style:style>
    <style:style style:name="P20" style:family="paragraph" style:parent-style-name="Standard">
      <style:text-properties fo:font-weight="bold" officeooo:rsid="0035f85b" officeooo:paragraph-rsid="0035f85b" style:font-weight-asian="bold" style:font-weight-complex="bold"/>
    </style:style>
    <style:style style:name="P21" style:family="paragraph" style:parent-style-name="Standard">
      <style:text-properties fo:font-weight="bold" officeooo:rsid="00378bb8" officeooo:paragraph-rsid="00378bb8" style:font-weight-asian="bold" style:font-weight-complex="bold"/>
    </style:style>
    <style:style style:name="P22" style:family="paragraph" style:parent-style-name="Standard">
      <style:text-properties fo:font-weight="bold" officeooo:rsid="0039dbdd" officeooo:paragraph-rsid="0039dbdd" style:font-weight-asian="bold" style:font-weight-complex="bold"/>
    </style:style>
    <style:style style:name="P23" style:family="paragraph" style:parent-style-name="Standard">
      <style:text-properties fo:font-weight="bold" officeooo:rsid="003d68aa" officeooo:paragraph-rsid="003d68aa" style:font-weight-asian="bold" style:font-weight-complex="bold"/>
    </style:style>
    <style:style style:name="P24" style:family="paragraph" style:parent-style-name="Standard">
      <style:text-properties fo:font-weight="bold" officeooo:rsid="003e7b2b" officeooo:paragraph-rsid="003e7b2b" style:font-weight-asian="bold" style:font-weight-complex="bold"/>
    </style:style>
    <style:style style:name="P25" style:family="paragraph" style:parent-style-name="Standard">
      <style:text-properties fo:font-weight="bold" officeooo:rsid="00411b36" officeooo:paragraph-rsid="00411b36" style:font-weight-asian="bold" style:font-weight-complex="bold"/>
    </style:style>
    <style:style style:name="P26" style:family="paragraph" style:parent-style-name="Standard">
      <style:text-properties fo:font-weight="bold" officeooo:rsid="0045d768" officeooo:paragraph-rsid="0045d768" style:font-weight-asian="bold" style:font-weight-complex="bold"/>
    </style:style>
    <style:style style:name="P27" style:family="paragraph" style:parent-style-name="Standard">
      <style:text-properties fo:font-weight="bold" officeooo:rsid="004866de" officeooo:paragraph-rsid="004866de" style:font-weight-asian="bold" style:font-weight-complex="bold"/>
    </style:style>
    <style:style style:name="P28" style:family="paragraph" style:parent-style-name="Standard">
      <style:text-properties fo:font-weight="bold" officeooo:rsid="005e25ba" officeooo:paragraph-rsid="005e25ba" style:font-weight-asian="bold" style:font-weight-complex="bold"/>
    </style:style>
    <style:style style:name="P29" style:family="paragraph" style:parent-style-name="Standard">
      <style:text-properties fo:font-weight="bold" officeooo:rsid="00645fef" officeooo:paragraph-rsid="00645fef" style:font-weight-asian="bold" style:font-weight-complex="bold"/>
    </style:style>
    <style:style style:name="P30" style:family="paragraph" style:parent-style-name="Standard">
      <style:text-properties fo:font-weight="normal" officeooo:rsid="00127978" officeooo:paragraph-rsid="00127978" style:font-weight-asian="normal" style:font-weight-complex="normal"/>
    </style:style>
    <style:style style:name="P31" style:family="paragraph" style:parent-style-name="Standard">
      <style:text-properties fo:font-weight="normal" officeooo:rsid="0012fbbc" officeooo:paragraph-rsid="0012fbbc" style:font-weight-asian="normal" style:font-weight-complex="normal"/>
    </style:style>
    <style:style style:name="P32" style:family="paragraph" style:parent-style-name="Standard">
      <style:text-properties fo:font-weight="normal" officeooo:rsid="0013fc5d" officeooo:paragraph-rsid="0013fc5d" style:font-weight-asian="normal" style:font-weight-complex="normal"/>
    </style:style>
    <style:style style:name="P33" style:family="paragraph" style:parent-style-name="Standard">
      <style:text-properties fo:font-weight="normal" officeooo:rsid="0014eaf6" officeooo:paragraph-rsid="0014eaf6" style:font-weight-asian="normal" style:font-weight-complex="normal"/>
    </style:style>
    <style:style style:name="P34" style:family="paragraph" style:parent-style-name="Standard">
      <style:text-properties fo:font-weight="normal" officeooo:rsid="00177f5e" officeooo:paragraph-rsid="00177f5e" style:font-weight-asian="normal" style:font-weight-complex="normal"/>
    </style:style>
    <style:style style:name="P35" style:family="paragraph" style:parent-style-name="Standard">
      <style:text-properties fo:font-weight="normal" officeooo:rsid="001928d6" officeooo:paragraph-rsid="001928d6" style:font-weight-asian="normal" style:font-weight-complex="normal"/>
    </style:style>
    <style:style style:name="P36" style:family="paragraph" style:parent-style-name="Standard">
      <style:text-properties fo:font-weight="normal" officeooo:rsid="001eb5a2" officeooo:paragraph-rsid="001eb5a2" style:font-weight-asian="normal" style:font-weight-complex="normal"/>
    </style:style>
    <style:style style:name="P37" style:family="paragraph" style:parent-style-name="Standard">
      <style:text-properties fo:font-weight="normal" officeooo:rsid="001eb5a2" officeooo:paragraph-rsid="00590086" style:font-weight-asian="normal" style:font-weight-complex="normal"/>
    </style:style>
    <style:style style:name="P38" style:family="paragraph" style:parent-style-name="Standard">
      <style:text-properties fo:font-weight="normal" officeooo:rsid="001ed75d" officeooo:paragraph-rsid="001ed75d" style:font-weight-asian="normal" style:font-weight-complex="normal"/>
    </style:style>
    <style:style style:name="P39" style:family="paragraph" style:parent-style-name="Standard">
      <style:text-properties fo:font-weight="normal" officeooo:rsid="001f1217" officeooo:paragraph-rsid="001f1217" style:font-weight-asian="normal" style:font-weight-complex="normal"/>
    </style:style>
    <style:style style:name="P40" style:family="paragraph" style:parent-style-name="Standard">
      <style:text-properties fo:font-weight="normal" officeooo:rsid="00216c7f" officeooo:paragraph-rsid="00216c7f" style:font-weight-asian="normal" style:font-weight-complex="normal"/>
    </style:style>
    <style:style style:name="P41" style:family="paragraph" style:parent-style-name="Standard">
      <style:text-properties fo:font-weight="normal" officeooo:rsid="0021f575" officeooo:paragraph-rsid="0021f575" style:font-weight-asian="normal" style:font-weight-complex="normal"/>
    </style:style>
    <style:style style:name="P42" style:family="paragraph" style:parent-style-name="Standard">
      <style:text-properties fo:font-weight="normal" officeooo:rsid="0023a729" officeooo:paragraph-rsid="0023a729" style:font-weight-asian="normal" style:font-weight-complex="normal"/>
    </style:style>
    <style:style style:name="P43" style:family="paragraph" style:parent-style-name="Standard">
      <style:text-properties fo:font-weight="normal" officeooo:rsid="0023a729" officeooo:paragraph-rsid="0041aa18" style:font-weight-asian="normal" style:font-weight-complex="normal"/>
    </style:style>
    <style:style style:name="P44" style:family="paragraph" style:parent-style-name="Standard">
      <style:text-properties fo:font-weight="normal" officeooo:rsid="0023e6b7" officeooo:paragraph-rsid="0023e6b7" style:font-weight-asian="normal" style:font-weight-complex="normal"/>
    </style:style>
    <style:style style:name="P45" style:family="paragraph" style:parent-style-name="Standard">
      <style:text-properties fo:font-weight="normal" officeooo:rsid="00215999" officeooo:paragraph-rsid="00215999" style:font-weight-asian="normal" style:font-weight-complex="normal"/>
    </style:style>
    <style:style style:name="P46" style:family="paragraph" style:parent-style-name="Standard">
      <style:text-properties fo:font-weight="normal" officeooo:rsid="0025b301" officeooo:paragraph-rsid="0025b301" style:font-weight-asian="normal" style:font-weight-complex="normal"/>
    </style:style>
    <style:style style:name="P47" style:family="paragraph" style:parent-style-name="Standard">
      <style:text-properties fo:font-weight="normal" officeooo:rsid="0027177c" officeooo:paragraph-rsid="0027177c" style:font-weight-asian="normal" style:font-weight-complex="normal"/>
    </style:style>
    <style:style style:name="P48" style:family="paragraph" style:parent-style-name="Standard">
      <style:text-properties fo:font-weight="normal" officeooo:rsid="0027177c" officeooo:paragraph-rsid="00645fef" style:font-weight-asian="normal" style:font-weight-complex="normal"/>
    </style:style>
    <style:style style:name="P49" style:family="paragraph" style:parent-style-name="Standard">
      <style:text-properties fo:font-weight="normal" officeooo:rsid="001bbe0d" officeooo:paragraph-rsid="001bbe0d" style:font-weight-asian="normal" style:font-weight-complex="normal"/>
    </style:style>
    <style:style style:name="P50" style:family="paragraph" style:parent-style-name="Standard">
      <style:text-properties fo:font-weight="normal" officeooo:rsid="00304639" officeooo:paragraph-rsid="00304639" style:font-weight-asian="normal" style:font-weight-complex="normal"/>
    </style:style>
    <style:style style:name="P51" style:family="paragraph" style:parent-style-name="Standard">
      <style:text-properties fo:font-weight="normal" officeooo:rsid="00304639" officeooo:paragraph-rsid="00546584" style:font-weight-asian="normal" style:font-weight-complex="normal"/>
    </style:style>
    <style:style style:name="P52" style:family="paragraph" style:parent-style-name="Standard">
      <style:text-properties fo:font-weight="normal" officeooo:rsid="0033943b" officeooo:paragraph-rsid="0033943b" style:font-weight-asian="normal" style:font-weight-complex="normal"/>
    </style:style>
    <style:style style:name="P53" style:family="paragraph" style:parent-style-name="Standard">
      <style:text-properties fo:font-weight="normal" officeooo:rsid="0033943b" officeooo:paragraph-rsid="0035f85b" style:font-weight-asian="normal" style:font-weight-complex="normal"/>
    </style:style>
    <style:style style:name="P54" style:family="paragraph" style:parent-style-name="Standard">
      <style:text-properties fo:font-weight="normal" officeooo:rsid="0033943b" officeooo:paragraph-rsid="00546584" style:font-weight-asian="normal" style:font-weight-complex="normal"/>
    </style:style>
    <style:style style:name="P55" style:family="paragraph" style:parent-style-name="Standard">
      <style:text-properties fo:font-weight="normal" officeooo:rsid="0033943b" officeooo:paragraph-rsid="00568baf" style:font-weight-asian="normal" style:font-weight-complex="normal"/>
    </style:style>
    <style:style style:name="P56" style:family="paragraph" style:parent-style-name="Standard">
      <style:text-properties fo:font-weight="normal" officeooo:rsid="00355294" officeooo:paragraph-rsid="00355294" style:font-weight-asian="normal" style:font-weight-complex="normal"/>
    </style:style>
    <style:style style:name="P57" style:family="paragraph" style:parent-style-name="Standard">
      <style:text-properties fo:font-weight="normal" officeooo:rsid="00355294" officeooo:paragraph-rsid="005ad87b" style:font-weight-asian="normal" style:font-weight-complex="normal"/>
    </style:style>
    <style:style style:name="P58" style:family="paragraph" style:parent-style-name="Standard">
      <style:text-properties fo:font-weight="normal" officeooo:rsid="0035f85b" officeooo:paragraph-rsid="0035f85b" style:font-weight-asian="normal" style:font-weight-complex="normal"/>
    </style:style>
    <style:style style:name="P59" style:family="paragraph" style:parent-style-name="Standard">
      <style:text-properties fo:font-weight="normal" officeooo:rsid="0039dbdd" officeooo:paragraph-rsid="0039dbdd" style:font-weight-asian="normal" style:font-weight-complex="normal"/>
    </style:style>
    <style:style style:name="P60" style:family="paragraph" style:parent-style-name="Standard">
      <style:text-properties fo:font-weight="normal" officeooo:rsid="002a4d51" officeooo:paragraph-rsid="002a4d51" style:font-weight-asian="normal" style:font-weight-complex="normal"/>
    </style:style>
    <style:style style:name="P61" style:family="paragraph" style:parent-style-name="Standard">
      <style:text-properties fo:font-weight="normal" officeooo:rsid="003d68aa" officeooo:paragraph-rsid="003d68aa" style:font-weight-asian="normal" style:font-weight-complex="normal"/>
    </style:style>
    <style:style style:name="P62" style:family="paragraph" style:parent-style-name="Standard">
      <style:text-properties fo:font-weight="normal" officeooo:rsid="003e7b2b" officeooo:paragraph-rsid="003e7b2b" style:font-weight-asian="normal" style:font-weight-complex="normal"/>
    </style:style>
    <style:style style:name="P63" style:family="paragraph" style:parent-style-name="Standard">
      <style:text-properties fo:font-weight="normal" officeooo:rsid="00411b36" officeooo:paragraph-rsid="00411b36" style:font-weight-asian="normal" style:font-weight-complex="normal"/>
    </style:style>
    <style:style style:name="P64" style:family="paragraph" style:parent-style-name="Standard">
      <style:text-properties fo:font-weight="normal" officeooo:rsid="00411b36" officeooo:paragraph-rsid="0041aa18" style:font-weight-asian="normal" style:font-weight-complex="normal"/>
    </style:style>
    <style:style style:name="P65" style:family="paragraph" style:parent-style-name="Standard">
      <style:text-properties fo:font-weight="normal" officeooo:rsid="00420aff" officeooo:paragraph-rsid="00420aff" style:font-weight-asian="normal" style:font-weight-complex="normal"/>
    </style:style>
    <style:style style:name="P66" style:family="paragraph" style:parent-style-name="Standard">
      <style:text-properties fo:font-weight="normal" officeooo:rsid="003c7c20" officeooo:paragraph-rsid="003c7c20" style:font-weight-asian="normal" style:font-weight-complex="normal"/>
    </style:style>
    <style:style style:name="P67" style:family="paragraph" style:parent-style-name="Standard">
      <style:text-properties fo:font-weight="normal" officeooo:rsid="00439aff" officeooo:paragraph-rsid="00439aff" style:font-weight-asian="normal" style:font-weight-complex="normal"/>
    </style:style>
    <style:style style:name="P68" style:family="paragraph" style:parent-style-name="Standard">
      <style:text-properties fo:font-weight="normal" officeooo:rsid="0045d768" officeooo:paragraph-rsid="0045d768" style:font-weight-asian="normal" style:font-weight-complex="normal"/>
    </style:style>
    <style:style style:name="P69" style:family="paragraph" style:parent-style-name="Standard">
      <style:text-properties fo:font-weight="normal" officeooo:rsid="0047793d" officeooo:paragraph-rsid="0047793d" style:font-weight-asian="normal" style:font-weight-complex="normal"/>
    </style:style>
    <style:style style:name="P70" style:family="paragraph" style:parent-style-name="Standard">
      <style:text-properties fo:font-weight="normal" officeooo:rsid="004866de" officeooo:paragraph-rsid="004866de" style:font-weight-asian="normal" style:font-weight-complex="normal"/>
    </style:style>
    <style:style style:name="P71" style:family="paragraph" style:parent-style-name="Standard">
      <style:text-properties fo:font-weight="normal" officeooo:rsid="00167b56" officeooo:paragraph-rsid="00167b56" style:font-weight-asian="normal" style:font-weight-complex="normal"/>
    </style:style>
    <style:style style:name="P72" style:family="paragraph" style:parent-style-name="Standard">
      <style:text-properties fo:font-weight="normal" officeooo:rsid="004c5d83" officeooo:paragraph-rsid="004c5d83" style:font-weight-asian="normal" style:font-weight-complex="normal"/>
    </style:style>
    <style:style style:name="P73" style:family="paragraph" style:parent-style-name="Standard">
      <style:text-properties fo:font-weight="normal" officeooo:rsid="0019c8ce" officeooo:paragraph-rsid="0058e14b" style:font-weight-asian="normal" style:font-weight-complex="normal"/>
    </style:style>
    <style:style style:name="P74" style:family="paragraph" style:parent-style-name="Standard">
      <style:text-properties fo:font-weight="normal" officeooo:rsid="00590086" officeooo:paragraph-rsid="00590086" style:font-weight-asian="normal" style:font-weight-complex="normal"/>
    </style:style>
    <style:style style:name="P75" style:family="paragraph" style:parent-style-name="Standard">
      <style:text-properties fo:font-weight="normal" officeooo:rsid="005ad87b" officeooo:paragraph-rsid="005ad87b" style:font-weight-asian="normal" style:font-weight-complex="normal"/>
    </style:style>
    <style:style style:name="P76" style:family="paragraph" style:parent-style-name="Standard">
      <style:text-properties fo:font-weight="normal" officeooo:rsid="005e25ba" officeooo:paragraph-rsid="005e25ba" style:font-weight-asian="normal" style:font-weight-complex="normal"/>
    </style:style>
    <style:style style:name="P77" style:family="paragraph" style:parent-style-name="Standard">
      <style:text-properties fo:font-weight="normal" officeooo:rsid="005e347b" officeooo:paragraph-rsid="005e347b" style:font-weight-asian="normal" style:font-weight-complex="normal"/>
    </style:style>
    <style:style style:name="P78" style:family="paragraph" style:parent-style-name="Standard">
      <style:text-properties fo:font-weight="normal" officeooo:rsid="005e56cd" officeooo:paragraph-rsid="005e56cd" style:font-weight-asian="normal" style:font-weight-complex="normal"/>
    </style:style>
    <style:style style:name="P79" style:family="paragraph" style:parent-style-name="Standard">
      <style:text-properties fo:font-weight="normal" officeooo:rsid="00645fef" officeooo:paragraph-rsid="00645fef" style:font-weight-asian="normal" style:font-weight-complex="normal"/>
    </style:style>
    <style:style style:name="P80" style:family="paragraph" style:parent-style-name="Standard">
      <style:text-properties officeooo:paragraph-rsid="002a4d51"/>
    </style:style>
    <style:style style:name="P81" style:family="paragraph" style:parent-style-name="Standard">
      <style:text-properties officeooo:paragraph-rsid="0035f85b"/>
    </style:style>
    <style:style style:name="P82" style:family="paragraph" style:parent-style-name="Standard">
      <style:text-properties officeooo:rsid="0035f85b" officeooo:paragraph-rsid="0035f85b"/>
    </style:style>
    <style:style style:name="P83" style:family="paragraph" style:parent-style-name="Standard">
      <style:text-properties officeooo:paragraph-rsid="00378bb8"/>
    </style:style>
    <style:style style:name="P84" style:family="paragraph" style:parent-style-name="Standard">
      <style:text-properties officeooo:paragraph-rsid="003f5ada"/>
    </style:style>
    <style:style style:name="P85" style:family="paragraph" style:parent-style-name="Standard">
      <style:text-properties officeooo:rsid="00439aff" officeooo:paragraph-rsid="00439aff"/>
    </style:style>
    <style:style style:name="P86" style:family="paragraph" style:parent-style-name="Standard">
      <style:text-properties officeooo:paragraph-rsid="004866de"/>
    </style:style>
    <style:style style:name="P87" style:family="paragraph" style:parent-style-name="Text_20_body">
      <style:text-properties officeooo:paragraph-rsid="00378bb8"/>
    </style:style>
    <style:style style:name="T1" style:family="text">
      <style:text-properties officeooo:rsid="0012fbbc"/>
    </style:style>
    <style:style style:name="T2" style:family="text">
      <style:text-properties officeooo:rsid="0013fc5d"/>
    </style:style>
    <style:style style:name="T3" style:family="text">
      <style:text-properties officeooo:rsid="0014eaf6"/>
    </style:style>
    <style:style style:name="T4" style:family="text">
      <style:text-properties officeooo:rsid="00167b56"/>
    </style:style>
    <style:style style:name="T5" style:family="text">
      <style:text-properties officeooo:rsid="001bbe0d"/>
    </style:style>
    <style:style style:name="T6" style:family="text">
      <style:text-properties officeooo:rsid="001ed75d"/>
    </style:style>
    <style:style style:name="T7" style:family="text">
      <style:text-properties officeooo:rsid="001f1217"/>
    </style:style>
    <style:style style:name="T8" style:family="text">
      <style:text-properties officeooo:rsid="0020ddde"/>
    </style:style>
    <style:style style:name="T9" style:family="text">
      <style:text-properties officeooo:rsid="0028f0c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a4d51" style:font-weight-asian="normal" style:font-weight-complex="normal"/>
    </style:style>
    <style:style style:name="T12" style:family="text">
      <style:text-properties fo:font-weight="normal" officeooo:rsid="0035f85b" style:font-weight-asian="normal" style:font-weight-complex="normal"/>
    </style:style>
    <style:style style:name="T13" style:family="text">
      <style:text-properties fo:font-weight="normal" officeooo:rsid="0012fbbc" style:font-weight-asian="normal" style:font-weight-complex="normal"/>
    </style:style>
    <style:style style:name="T14" style:family="text">
      <style:text-properties fo:font-weight="normal" officeooo:rsid="00378bb8" style:font-weight-asian="normal" style:font-weight-complex="normal"/>
    </style:style>
    <style:style style:name="T15" style:family="text">
      <style:text-properties fo:font-weight="normal" officeooo:rsid="0019c8ce" style:font-weight-asian="normal" style:font-weight-complex="normal"/>
    </style:style>
    <style:style style:name="T16" style:family="text">
      <style:text-properties fo:font-weight="normal" officeooo:rsid="003c7c20" style:font-weight-asian="normal" style:font-weight-complex="normal"/>
    </style:style>
    <style:style style:name="T17" style:family="text">
      <style:text-properties fo:font-weight="normal" officeooo:rsid="003e7b2b" style:font-weight-asian="normal" style:font-weight-complex="normal"/>
    </style:style>
    <style:style style:name="T18" style:family="text">
      <style:text-properties fo:font-weight="normal" officeooo:rsid="004866de" style:font-weight-asian="normal" style:font-weight-complex="normal"/>
    </style:style>
    <style:style style:name="T19" style:family="text">
      <style:text-properties officeooo:rsid="002cf910"/>
    </style:style>
    <style:style style:name="T20" style:family="text">
      <style:text-properties officeooo:rsid="0033943b"/>
    </style:style>
    <style:style style:name="T21" style:family="text">
      <style:text-properties officeooo:rsid="0035f85b"/>
    </style:style>
    <style:style style:name="T22" style:family="text">
      <style:text-properties officeooo:rsid="00378bb8"/>
    </style:style>
    <style:style style:name="T23" style:family="text">
      <style:text-properties officeooo:rsid="003f5ada"/>
    </style:style>
    <style:style style:name="T24" style:family="text">
      <style:text-properties officeooo:rsid="00411b36"/>
    </style:style>
    <style:style style:name="T25" style:family="text">
      <style:text-properties officeooo:rsid="0041aa18"/>
    </style:style>
    <style:style style:name="T26" style:family="text">
      <style:text-properties officeooo:rsid="0027177c"/>
    </style:style>
    <style:style style:name="T27" style:family="text">
      <style:text-properties officeooo:rsid="00454f1f"/>
    </style:style>
    <style:style style:name="T28" style:family="text">
      <style:text-properties officeooo:rsid="0047793d"/>
    </style:style>
    <style:style style:name="T29" style:family="text">
      <style:text-properties officeooo:rsid="004866de"/>
    </style:style>
    <style:style style:name="T30" style:family="text">
      <style:text-properties officeooo:rsid="00489d73"/>
    </style:style>
    <style:style style:name="T31" style:family="text">
      <style:text-properties officeooo:rsid="00491529"/>
    </style:style>
    <style:style style:name="T32" style:family="text">
      <style:text-properties officeooo:rsid="0049aeb5"/>
    </style:style>
    <style:style style:name="T33" style:family="text">
      <style:text-properties officeooo:rsid="004c5d83"/>
    </style:style>
    <style:style style:name="T34" style:family="text">
      <style:text-properties officeooo:rsid="004d6677"/>
    </style:style>
    <style:style style:name="T35" style:family="text">
      <style:text-properties officeooo:rsid="004e69a4"/>
    </style:style>
    <style:style style:name="T36" style:family="text">
      <style:text-properties officeooo:rsid="004ed6ec"/>
    </style:style>
    <style:style style:name="T37" style:family="text">
      <style:text-properties officeooo:rsid="004f6c56"/>
    </style:style>
    <style:style style:name="T38" style:family="text">
      <style:text-properties officeooo:rsid="00546584"/>
    </style:style>
    <style:style style:name="T39" style:family="text">
      <style:text-properties officeooo:rsid="00568baf"/>
    </style:style>
    <style:style style:name="T40" style:family="text">
      <style:text-properties officeooo:rsid="001d90ff"/>
    </style:style>
    <style:style style:name="T41" style:family="text">
      <style:text-properties officeooo:rsid="00590086"/>
    </style:style>
    <style:style style:name="T42" style:family="text">
      <style:text-properties officeooo:rsid="005ad87b"/>
    </style:style>
    <style:style style:name="T43" style:family="text">
      <style:text-properties officeooo:rsid="005c3ca1"/>
    </style:style>
    <style:style style:name="T44" style:family="text">
      <style:text-properties officeooo:rsid="005e25ba"/>
    </style:style>
    <style:style style:name="T45" style:family="text">
      <style:text-properties officeooo:rsid="0063174a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p text:style-name="P2">OBRAS A ESTUDIAR</text:p>
        <text:p text:style-name="P1"/>
        <text:p text:style-name="P2">DIFICULTAD 1</text:p>
        <text:p text:style-name="P2">Fernando Sor</text:p>
        <text:p text:style-name="P30">Op. 60 No <text:span text:style-name="T1">1, 2, 3, 4, 8</text:span></text:p>
        <text:p text:style-name="P30">Op. 31 No 1 <text:span text:style-name="T32">y </text:span>Op. 35 No 2 <text:span text:style-name="T31">y 1</text:span> <text:span text:style-name="T31">(Eythorsson)</text:span></text:p>
        <text:p text:style-name="P30">Exercise in 6ths, <text:span text:style-name="T2">(</text:span>Sor Coste pg 5<text:span text:style-name="T2">)</text:span></text:p>
        <text:p text:style-name="P30">Op 44 no 1, <text:span text:style-name="T19">2</text:span></text:p>
        <text:p text:style-name="P30"/>
        <text:p text:style-name="P6">Giuliani</text:p>
        <text:p text:style-name="P73">Op 50 no 1, <text:span text:style-name="T5">3, </text:span>5, <text:span text:style-name="T8">6, 10, 13, 15, 20</text:span></text:p>
        <text:p text:style-name="P49">Op <text:s/>100 no 1</text:p>
        <text:p text:style-name="P49"/>
        <text:p text:style-name="P15">Aguado</text:p>
        <text:p text:style-name="P47">Lesson 7, Andante, lesson 6, Moderato (RCM 1)</text:p>
        <text:p text:style-name="P47">Study (RCM 2)</text:p>
        <text:p text:style-name="P47">Andante <text:span text:style-name="T43">(RCM1)</text:span></text:p>
        <text:p text:style-name="P47"/>
        <text:p text:style-name="P10">Carcassi</text:p>
        <text:p text:style-name="P40"><text:span text:style-name="T27">Allegretto, </text:span>Allegretto non tropo <text:span text:style-name="T27">Op 10 no 1</text:span> ( <text:span text:style-name="T28">Library</text:span> pag 105, 109<text:span text:style-name="T28">)</text:span></text:p>
        <text:p text:style-name="P40">Minuet <text:span text:style-name="T9">op 21 no 12</text:span> (<text:span text:style-name="T30">Trinity V3</text:span>)</text:p>
        <text:p text:style-name="P41">Siciliano (RCM 0)</text:p>
        <text:p text:style-name="P41">Sauteuse (RCM 2)</text:p>
        <text:p text:style-name="P41"/>
        <text:p text:style-name="P13">Carulli</text:p>
        <text:p text:style-name="P68">Waltz from op 27 (TCGP1)</text:p>
        <text:p text:style-name="P44">Op 241 No 1 (RCM 0)</text:p>
        <text:p text:style-name="P46">Waltz op 121 no 1, <text:span text:style-name="T45">6</text:span> (RCM 1)</text:p>
        <text:p text:style-name="P46">Poco Allegretto (RCM 1)</text:p>
        <text:p text:style-name="P46">Country dance, Op 241 Nos, 4, 5,6, <text:s/>(RCM 1)</text:p>
        <text:p text:style-name="P46">Waltz, Op 241 No 20, Moderato, (RCM 2)</text:p>
        <text:p text:style-name="P26"/>
        <text:p text:style-name="P26">Sanz</text:p>
        <text:p text:style-name="P68">Españoleta (TLCGC pag 40)</text:p>
        <text:p text:style-name="P27">Elías Barrero</text:p>
        <text:p text:style-name="P70">Exercise 13, (RCM 0)</text:p>
        <text:p text:style-name="P70"/>
        <text:p text:style-name="P23">Varios</text:p>
        <text:p text:style-name="P61">Waltz Calatuyud (RCM 1)</text:p>
        <text:p text:style-name="P86"><text:span text:style-name="T18">Dance , </text:span><text:span text:style-name="T15">Bransle de Poitou, </text:span>Contentment<text:span text:style-name="T15">, </text:span>Moorish Dance<text:span text:style-name="T15">, </text:span>Dreams<text:span text:style-name="T15">, </text:span>Carrousel<text:span text:style-name="T16">(RCM 0)</text:span></text:p>
        <text:p text:style-name="P85"><text:span text:style-name="T16">H</text:span><text:span text:style-name="T10">abanera era (Trinity pag 8)</text:span></text:p>
        <text:p text:style-name="P67">Olé José (Trinity Pag 10)</text:p>
        <text:p text:style-name="P69">Menuett Johan Krieger (Library Pag 46)</text:p>
        <text:p text:style-name="P66">Valse d'automne (Autumn Waltz, <text:span text:style-name="T29">RCM 0</text:span>) </text:p>
        <text:p text:style-name="P3"/>
        <text:p text:style-name="P3">DIFICULTAD 2</text:p>
        <text:p text:style-name="P3">Fernando Sor</text:p>
        <text:p text:style-name="P31">Op 31 No 2, <text:span text:style-name="T2">11; (</text:span>12 studies eythorsson<text:span text:style-name="T2">)</text:span></text:p>
        <text:p text:style-name="P31">Op 35 No 4, 14, <text:span text:style-name="T2">10, </text:span></text:p>
        <text:p text:style-name="P31">Op 44 No 5 </text:p>
        <text:p text:style-name="P31">Andantino in C, <text:span text:style-name="T2">(</text:span>Sor-Coste No 5<text:span text:style-name="T2">)</text:span></text:p>
        <text:p text:style-name="P31">Op 60 No 5, <text:span text:style-name="T2">6, 10</text:span></text:p>
        <text:p text:style-name="P31"/>
        <text:p text:style-name="P7">Giuliani</text:p>
        <text:p text:style-name="P45">Op 50 No 19, <text:span text:style-name="T40">Op 71 ii Menuet &amp; trío</text:span></text:p>
        <text:p text:style-name="P36">Op 33 Nos 9, 11 <text:span text:style-name="T41">(RCM2)</text:span></text:p>
        <text:p text:style-name="P37">Op. 1 <text:span text:style-name="T6">Part III No 1, 3,</text:span> <text:span text:style-name="T6">part IV </text:span>No 1</text:p>
        <text:p text:style-name="P38">Op 12 No 1 Monferrina (RCM 3)</text:p>
        <text:p text:style-name="P38">Op 100 No 2, 3</text:p>
        <text:p text:style-name="P74">Op. 139 No. 1</text:p>
        <text:p text:style-name="P74">Trio (from Allegretto); Op. 147 no. 9</text:p>
        <text:p text:style-name="P38"/>
        <text:p text:style-name="P22">Tárrega</text:p>
        <text:p text:style-name="P59">Study, TI ii-40 (RCM 1)</text:p>
        <text:p text:style-name="P59"/>
        <text:p text:style-name="P15">Aguado</text:p>
        <text:p text:style-name="P47">Four easy studies no 2, 3, 4 (The Classical guitar)</text:p>
        <text:p text:style-name="P47">Waltz, exercise no 10, Cantabile, (RCM 2)</text:p>
        <text:p text:style-name="P47">Lesson 15 (RCM 3)</text:p>
        <text:p text:style-name="P47"/>
        <text:p text:style-name="P11">Carcassi</text:p>
        <text:p text:style-name="P41">Moderato op 59 part III, 11</text:p>
        <text:p text:style-name="P41">Caprice (Library pag 110)</text:p>
        <text:p text:style-name="P42">Op 60 no 1, 6, 11</text:p>
        <text:p text:style-name="P42"/>
        <text:p text:style-name="P14">Carulli</text:p>
        <text:p text:style-name="P46">Andante (Classical guitar)</text:p>
        <text:p text:style-name="P47">Waltz Op 241 no 18, 24 (RCM 1)</text:p>
        <text:p text:style-name="P47">Op 114 No 9 (RCM 3)</text:p>
        <text:p text:style-name="P47"/>
        <text:p text:style-name="P24">Varios</text:p>
        <text:p text:style-name="P84"><text:span text:style-name="T17">Españoleta; Gaspar Sanz, Packington's Pound, </text:span>Scarborough Fair, <text:span text:style-name="T23">La fanfare, </text:span>Ode to Joy<text:span text:style-name="T17"> (RCM 2)</text:span></text:p>
        <text:p text:style-name="P62">Arietta; <text:span text:style-name="T23">Kuffner (Guitar Moment I)</text:span></text:p>
        <text:p text:style-name="P62">Samba-Lele <text:span text:style-name="T24">(RCM 3)</text:span></text:p>
        <text:p text:style-name="P62">Saltarello <text:span text:style-name="T24">(Library)</text:span></text:p>
        <text:p text:style-name="P67">Vals (Trinity pag 7)</text:p>
        <text:p text:style-name="P67">Cubana (Trinity pag 8)</text:p>
        <text:p text:style-name="P62"/>
        <text:p text:style-name="P4">DIFICULTAD 3</text:p>
        <text:p text:style-name="P4">Fernando Sor</text:p>
        <text:p text:style-name="P32">Op 35 No<text:span text:style-name="T34">s 3, </text:span>13 <text:span text:style-name="T3">(Carlevaro), 18</text:span></text:p>
        <text:p text:style-name="P32">Op 31 No<text:span text:style-name="T3">s 5 (Eythorsson),</text:span> 17, <text:span text:style-name="T4">14,</text:span></text:p>
        <text:p text:style-name="P33">Op 60 No<text:span text:style-name="T33">s</text:span> 7, <text:span text:style-name="T4">9,11, 13, 14, 15, 19, 20</text:span></text:p>
        <text:p text:style-name="P71">Op 44 No 9</text:p>
        <text:p text:style-name="P72">Op. 2 No. 1</text:p>
        <text:p text:style-name="P72"/>
        <text:p text:style-name="P8">GIULIANI</text:p>
        <text:p text:style-name="P38"><text:soft-page-break/>Op 48 No 5</text:p>
        <text:p text:style-name="P38">Op 14 No 5 (Library C. G)</text:p>
        <text:p text:style-name="P38">Op 1 Part <text:s/>IV No 3 (RCM 3),</text:p>
        <text:p text:style-name="P38">Op 50 No 22 </text:p>
        <text:p text:style-name="P39">Op 100 No 5, 10</text:p>
        <text:p text:style-name="P39"/>
        <text:p text:style-name="P16">BACH</text:p>
        <text:p text:style-name="P80"><text:span text:style-name="T11">Musette, </text:span>Jesu, Joy of Man's Desiring<text:span text:style-name="T11"> (library)</text:span></text:p>
        <text:p text:style-name="P60">Minuet 822 (RCM 3)</text:p>
        <text:p text:style-name="P60"/>
        <text:p text:style-name="P22">Tárrega</text:p>
        <text:p text:style-name="P59">Estudio (Version 2, Library),</text:p>
        <text:p text:style-name="P59">Study, TI ii-26 (RCM 3) </text:p>
        <text:p text:style-name="P15"/>
        <text:p text:style-name="P15">Aguado</text:p>
        <text:p text:style-name="P47">Four Easy Studies: No. 1 in C (<text:span text:style-name="T44">C</text:span>lassical guitar)</text:p>
        <text:p text:style-name="P47">Lesson 7, exercise 8, study (RCM 3)</text:p>
        <text:p text:style-name="P47"/>
        <text:p text:style-name="P12">Carcassi</text:p>
        <text:p text:style-name="P42">Op 60 no 3, 7, 9, 16</text:p>
        <text:p text:style-name="P42">Allegretto, andante <text:s/>(Library pags 106, 112)</text:p>
        <text:p text:style-name="P42">Op 59 Part III, No 3 (RCM 3)</text:p>
        <text:p text:style-name="P42"/>
        <text:p text:style-name="P15">Carulli</text:p>
        <text:p text:style-name="P47">Andante (RCM 4)</text:p>
        <text:p text:style-name="P47"/>
        <text:p text:style-name="P29"/>
        <text:p text:style-name="P29">Carulli</text:p>
        <text:p text:style-name="P48">Op 124 No 23 (RCM 3)</text:p>
        <text:p text:style-name="P48">Op 241 No 17, 19 (RCM 3)</text:p>
        <text:p text:style-name="P79">Andante (RCM4)</text:p>
        <text:p text:style-name="P79"/>
        <text:p text:style-name="P25">Varios</text:p>
        <text:p text:style-name="P64">Adagio, <text:span text:style-name="T25">A </text:span>Toy (Guitar Moment II)</text:p>
        <text:p text:style-name="P63">Drunken Sailor (RCM 2)</text:p>
        <text:p text:style-name="P64">Greensleeves, <text:span text:style-name="T26">Suite no. 7: Minuet; Visee</text:span> (RCM 3)</text:p>
        <text:p text:style-name="P64"><text:span text:style-name="T25">Brower; </text:span>Estudios Sencillos: II, <text:span text:style-name="T25">IV y V</text:span></text:p>
        <text:p text:style-name="P64">Bianco fiore</text:p>
        <text:p text:style-name="P65">Milan; Pavanas I y IV</text:p>
        <text:p text:style-name="P43"/>
        <text:p text:style-name="P5">DIFICULTAD <text:span text:style-name="T7">4</text:span></text:p>
        <text:p text:style-name="P5">Fernando sor</text:p>
        <text:p text:style-name="P34">Op. 35 No 8 <text:span text:style-name="T37">(RCM5)</text:span>, 17, 18, 22, </text:p>
        <text:p text:style-name="P34">Op. 6 No. 2 <text:s/>(Carlevaro)</text:p>
        <text:p text:style-name="P35">Op. 31 No 4 <text:span text:style-name="T35">(RCM4)</text:span></text:p>
        <text:p text:style-name="P35">Op. 44 No<text:span text:style-name="T36">s</text:span> 3, 15</text:p>
        <text:p text:style-name="P35">4 Exercise in 6ths (Sor method)</text:p>
        <text:p text:style-name="P35">Op 60 no 12, 17, 18</text:p>
        <text:p text:style-name="P35">Op 8 No 2 (12 Waltzes eythorsson</text:p>
        <text:p text:style-name="P35"/>
        <text:p text:style-name="P9">Giuliani</text:p>
        <text:p text:style-name="P39">Op 71 i, iii Rondo Allegretto</text:p>
        <text:p text:style-name="P39">Op 50 No 17</text:p>
        <text:p text:style-name="P39">Op 51 No 10 (RCM 3)</text:p>
        <text:p text:style-name="P39">Op 100 no 4, 7, 9, 22</text:p>
        <text:p text:style-name="P39">Op 1 part III No 7, <text:span text:style-name="T42">Part IV No. 3</text:span></text:p>
        <text:p text:style-name="P75">Op. 139 No. 5</text:p>
        <text:p text:style-name="P39"/>
        <text:p text:style-name="P16">Bach</text:p>
        <text:p text:style-name="P60">Menuet 1 (from Suite #1 for Violoncello, BWV 1007) (RCM 7)</text:p>
        <text:p text:style-name="P60"/>
        <text:p text:style-name="P28">Aguado</text:p>
        <text:p text:style-name="P76">Andantino, (RCM4)</text:p>
        <text:p text:style-name="P76">Ejercicio No 23 (Sinópoli)</text:p>
        <text:p text:style-name="P77">Lesson 24 (RCM4)</text:p>
        <text:p text:style-name="P78">Lesson 5 Waltz (RCM5)</text:p>
        <text:p text:style-name="P60"/>
        <text:p text:style-name="P22">Tárrega</text:p>
        <text:p text:style-name="P59">Estudio (Library)</text:p>
        <text:p text:style-name="P59">Lágrima</text:p>
        <text:p text:style-name="P59"/>
        <text:p text:style-name="P15">Carulli</text:p>
        <text:p text:style-name="P79">Op. 241 no 39 (RCM4)</text:p>
        <text:p text:style-name="P47">Andantino, lesson 29, lesson 24 (RCM 4)</text:p>
        <text:p text:style-name="P47">lesson 5 Waltz (RCM 5)</text:p>
        <text:p text:style-name="P47"/>
        <text:p text:style-name="P12">Carcassi</text:p>
        <text:p text:style-name="P42">Op 5 No 8 (The Classical Guitar pag 36)</text:p>
        <text:p text:style-name="P44">Op 5 no 12 (The Classical G Pag 38-39)</text:p>
        <text:p text:style-name="P44">Op 60 no 2, 8, 10 </text:p>
        <text:p text:style-name="P44">Andantino (Library pag 112)</text:p>
        <text:p text:style-name="P15"/>
        <text:p text:style-name="P15">Carulli</text:p>
        <text:p text:style-name="P47">Op 241 No 39 (RCM 4)</text:p>
        <text:p text:style-name="P47"/>
        <text:p text:style-name="P17"><text:span text:style-name="T20">DIFCULTAD</text:span> 5</text:p>
        <text:p text:style-name="P17">Sor</text:p>
        <text:p text:style-name="P50">Study in A, Op. 44 no. 20 (The classical guitar)</text:p>
        <text:p text:style-name="P51">Waltz, Op. 8 no. 2</text:p>
        <text:p text:style-name="P51">Lesson, Op. 31 no. 4 (RCM 4)</text:p>
        <text:p text:style-name="P54">Moderato, Op. 35 no. 17,</text:p>
        <text:p text:style-name="P54">Op. 6 no. 1 (<text:span text:style-name="T38">Sor-Coste 6</text:span>)</text:p>
        <text:p text:style-name="P55">Op. 35 no. 9 <text:span text:style-name="T39">(Eythorsson)</text:span></text:p>
        <text:p text:style-name="P55">Op. 31 no. 7, Op. 60 no. 24</text:p>
        <text:p text:style-name="P52">Variation no. 2 (from Les Folies D'Espagne)</text:p>
        <text:p text:style-name="P52"/>
        <text:p text:style-name="P18">Giuliani</text:p>
        <text:p text:style-name="P57">Agitato Op. 51 no. 3 (RCM 4), <text:span text:style-name="T42">Al</text:span>legretto no. 15, Graziozo Op. 50 no. 7, 23, </text:p>
        <text:p text:style-name="P57"><text:soft-page-break/>Vivace Op. 48 no. 1 (RCM 5)</text:p>
        <text:p text:style-name="P56">Op. 100 no. 6, 8, 15</text:p>
        <text:p text:style-name="P56">Study Op. 139 no. 3</text:p>
        <text:p text:style-name="P56"/>
        <text:p text:style-name="P21">Bach</text:p>
        <text:p text:style-name="P83"><text:span text:style-name="T14">Minuet, </text:span>Aria<text:span text:style-name="T14"> (</text:span>Library of Guitar Classics, V. 1<text:span text:style-name="T22">)</text:span></text:p>
        <text:p text:style-name="P83">Suite 5 for Cello, BWV 1011: iv. Sarabande</text:p>
        <text:p text:style-name="P83">Gavotte 2 (from Suite #6 for Violoncello, BWV 1012) <text:span text:style-name="T22">(</text:span>Baroque Music for Acoustic Guitar<text:span text:style-name="T22">)</text:span></text:p>
        <text:p text:style-name="P83">Minuet No. 2 (from Cello Suite No. 2); BWV 1008</text:p>
        <text:p text:style-name="P83"/>
        <text:p text:style-name="P19">Carcassi</text:p>
        <text:p text:style-name="P56">Study, Op. 60 no 14</text:p>
        <text:p text:style-name="P56"/>
        <text:p text:style-name="P20">Aguado</text:p>
        <text:p text:style-name="P81">Study, Lesson 23<text:span text:style-name="T12"> (RCM 4)</text:span></text:p>
        <text:p text:style-name="P58"/>
        <text:p text:style-name="P20">Carulli</text:p>
        <text:p text:style-name="P81"><text:span text:style-name="T12">Rondo from Op. 27 (</text:span>Classical Guitar<text:span text:style-name="T21">)</text:span></text:p>
        <text:p text:style-name="P81">Rondo, Op. 241 no. 34, Allegretto, Op. 241 no. 14 <text:span text:style-name="T21">(RCM 4)</text:span></text:p>
        <text:p text:style-name="P53"/>
        <text:p text:style-name="P18">Difcultad 6</text:p>
        <text:p text:style-name="P19">Sor</text:p>
        <text:p text:style-name="P52">Op. 31 no. 18 (The Classical guitar)</text:p>
        <text:p text:style-name="P52">Study in Em Op. 35 no. 24</text:p>
        <text:p text:style-name="P56">Study nos 1,8, Andantino Pag 171 (Library)</text:p>
        <text:p text:style-name="P56">Allegretto in D Op. 47 no. 2 (RCM 7)</text:p>
        <text:p text:style-name="P56">Andantino Op. 6 nos 8, 9 (Carlevaro)</text:p>
        <text:p text:style-name="P56">Op 31 no. 21 (RCM 6)</text:p>
        <text:p text:style-name="P56">Deuxieme Fantasie (Op. 4)</text:p>
        <text:p text:style-name="P56">Op. 31 no<text:span text:style-name="T21">s</text:span> <text:span text:style-name="T21">8,</text:span> 19, 23</text:p>
        <text:p text:style-name="P58">Op. 35 no. 21</text:p>
        <text:p text:style-name="P58">Op. 60 no 16</text:p>
        <text:p text:style-name="P20">Giuliani</text:p>
        <text:p text:style-name="P58">Theme from Op. 102 (The classical guitar</text:p>
        <text:p text:style-name="P58">Divertimento, Op. 40 no. 23 (RCM 4)</text:p>
        <text:p text:style-name="P81"><text:span text:style-name="T12">Allegro, Op. 40 no. 6, </text:span>Lesson, Op. 139 no. 3<text:span text:style-name="T12"> (RCM 5)</text:span></text:p>
        <text:p text:style-name="P58">Divertimento, Op. 37 no. 5 (RCM 6)</text:p>
        <text:p text:style-name="P81"><text:span text:style-name="T12">Allegro in D Major, Op. 50 no. 26, </text:span>Allegro, Op. 100 no. 11<text:span text:style-name="T12"> (RCM 7)</text:span></text:p>
        <text:p text:style-name="P81">Op. 100: 1<text:span text:style-name="T21">6</text:span>. <text:span text:style-name="T21">Rondo</text:span></text:p>
        <text:p text:style-name="P82">Study Op 1 no. 7</text:p>
        <text:p text:style-name="P21">Bach</text:p>
        <text:p text:style-name="P83"><text:span text:style-name="T14">Sarabande (from BWV 995) (</text:span>Library of Guitar Classics, Volume 1<text:span text:style-name="T22">)</text:span><text:span text:style-name="T14"> </text:span></text:p>
        <text:p text:style-name="P83">Minuet II, BWV 1007<text:span text:style-name="T14"> (RCM 7)</text:span></text:p>
        <text:p text:style-name="P83">Suite 1 for Cello, BWV 1007: v. Minuets I and II</text:p>
        <text:p text:style-name="P83">Suite 2 for Cello, BWV 1008: ii. Allemande, v. Menuet I and II, vi. Gigue</text:p>
        <text:p text:style-name="P83">Suite 4 for Cello, BWV 1010: iii. Courante</text:p>
        <text:p text:style-name="P83">Suite 5 for Cello, BWV 1011: ii. Allemande</text:p>
        <text:p text:style-name="P83">Suite 6 for Cello, BWV 1012: iv. Sarabande</text:p>
        <text:p text:style-name="P83">Suite, BWV 996: v. Bouree</text:p>
        <text:p text:style-name="P87"><text:bookmark text:name="title"/>Prelude, <text:span text:style-name="T22">Menuet 2, Gigue</text:span> (from Suite #1 for Violoncello, BWV 1007), Gavotte 1 (from Suite #6 for Violoncello, BWV 1012), Menuet 1 (from Partita #3 for Violin, BWV 1006) <text:span text:style-name="T22">(</text:span>Baroque Music for Acoustic Guitar<text:span text:style-name="T22">)</text:span></text:p>
        <text:p text:style-name="P19">Carcassi</text:p>
        <text:p text:style-name="P56">Op. 60 no. 4, 8, 13, 15,</text:p>
        <text:p text:style-name="P20">Aguado</text:p>
        <text:p text:style-name="P81"><text:span text:style-name="T12">Lesson 26, </text:span>Lesson 35<text:span text:style-name="T12"> (RCM 5)</text:span></text:p>
        <text:p text:style-name="P20">Carulli</text:p>
        <text:p text:style-name="P81"><text:span text:style-name="T12">Sonata, Op. 5: Rondo (</text:span>Library of Guitar Classics, Volume 1<text:span text:style-name="T21">)</text:span></text:p>
        <text:p text:style-name="P81">Waltz, Op. 241 no. 44 <text:span text:style-name="T21">(RCM 4)</text:span></text:p>
        <text:p text:style-name="P20"/>
        <text:p text:style-name="P20">Difcultad 7</text:p>
        <text:p text:style-name="P20">Aguado</text:p>
        <text:p text:style-name="P81"><text:span text:style-name="T12">Study in E Minor (</text:span>The Classical Guitar <text:span text:style-name="T21">)</text:span></text:p>
        <text:p text:style-name="P21">Bach</text:p>
        <text:p text:style-name="P83"><text:span text:style-name="T14">Bourree, BWV 996, </text:span>Prelude, BWV 999, Sarabande, BWV 1002<text:span text:style-name="T14"> (</text:span>The Baroque Guitar<text:span text:style-name="T22">)</text:span></text:p>
        <text:p text:style-name="P83"/>
        <text:p text:style-name="P58">Suite 1 for Cello, BWV 1007: ii. Allemande, <text:span text:style-name="T22">iv Sarabande</text:span></text:p>
        <text:p text:style-name="P20">Carulli</text:p>
        <text:p text:style-name="P81"><text:span text:style-name="T21">Sonata: Bouree, Op. 5: Largo (</text:span>Library of Guitar Classics, Volume 1<text:span text:style-name="T21">)</text:span></text:p>
        <text:p text:style-name="P20">Dificultad 8</text:p>
        <text:p text:style-name="P20">Aguado</text:p>
        <text:p text:style-name="P81"><text:span text:style-name="T13">Study in A Minor </text:span><text:span text:style-name="T12">(The Classical Guitar )</text:span></text:p>
        <text:p text:style-name="P20">Carulli</text:p>
        <text:p text:style-name="P81"><text:span text:style-name="T12">Sicilienne, Op. 124 no. 23 (RCM 7)</text:span>Suite 1 for Cello, BWV 1007: ii. Allemande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7cm" fo:margin-bottom="1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Avendaño Ramírez</meta:initial-creator>
    <meta:creation-date>2015-09-11T07:13:20.845213373</meta:creation-date>
    <dc:date>2018-03-26T10:14:50.207645075</dc:date>
    <dc:creator>Germán Avendaño Ramírez</dc:creator>
    <meta:editing-duration>PT11H59M10S</meta:editing-duration>
    <meta:editing-cycles>29</meta:editing-cycles>
    <meta:generator>LibreOffice/5.2.7.2$Linux_X86_64 LibreOffice_project/20m0$Build-2</meta:generator>
    <meta:printed-by>Germán Avendaño Ramírez</meta:printed-by>
    <meta:print-date>2018-03-26T09:40:25.542474158</meta:print-date>
    <meta:document-statistic meta:table-count="0" meta:image-count="0" meta:object-count="0" meta:page-count="3" meta:paragraph-count="226" meta:word-count="1210" meta:character-count="5813" meta:non-whitespace-character-count="4815"/>
  </office:meta>
</office:document-meta>
</file>